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fo:color="#004dbb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7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5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7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9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1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2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/>
    </style:style>
    <text:list-style style:name="L5">
      <text:list-level-style-number text:level="1" style:num-suffix="." style:num-format="1">
        <style:list-level-properties text:space-before="0.00pt" text:min-label-width="18.00pt"/>
      </text:list-level-style-number>
    </text:list-style>
    <style:style style:name="P5" style:family="paragraph">
      <style:paragraph-properties fo:line-height="115.00%" fo:text-align="left" fo:margin-left="-18.00pt" fo:text-indent="18.00pt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15.00%" fo:text-align="left"/>
    </style:style>
  </office:automatic-styles>
  <office:body>
    <office:text>
      <text:p text:style-name="P1"><text:span text:style-name="T1">Circle Circumference</text:span></text:p>
      <text:p text:style-name="P1"><text:span text:style-name="T2"/></text:p>
      <text:p text:style-name="P2"><text:span text:style-name="T3">Specification</text:span></text:p>
      <text:p text:style-name="P3"><text:span text:style-name="T4">calculates the circumference of a circle with a given radius</text:span></text:p>
      <text:p text:style-name="P3"><text:span text:style-name="T5"/></text:p>
      <text:p text:style-name="P4"><text:span text:style-name="T6">Algorithm</text:span></text:p>
      <text:list text:style-name="L5">
        <text:list-item>
          <text:p text:style-name="P5"><text:span text:style-name="T7">create constant double twopi</text:span></text:p>
        </text:list-item>
        <text:list-item>
          <text:p text:style-name="P5"><text:span text:style-name="T7">create double radius and circumference</text:span></text:p>
        </text:list-item>
        <text:list-item>
          <text:p text:style-name="P5"><text:span text:style-name="T7">prompt user for a radius</text:span></text:p>
        </text:list-item>
      </text:list>
      <text:p text:style-name="P6"><text:span text:style-name="T8"/></text:p>
      <text:p text:style-name="P6"><text:span text:style-name="T9">Flowchart</text:span></text:p>
      <text:p text:style-name="P7"><draw:frame text:anchor-type="as-char" svg:width="152.40mm" svg:height="208.49mm" style:rel-width="scale" style:rel-height="scale"><draw:object-ole xlink:href="OleObj1"/><draw:image xlink:href="ObjectReplacements/OleObj1"/></draw:frame><text:span text:style-name="T10"/></text:p>
      <text:p text:style-name="P8"><text:span text:style-name="T10"/></text:p>
      <text:p text:style-name="P8"><text:span text:style-name="T10"/></text:p>
      <text:p text:style-name="P8"><text:span text:style-name="T11">Code Design</text:span></text:p>
      <text:p text:style-name="P8"><text:span text:style-name="T11">final double<text:tab/><text:tab/><text:tab/></text:span><text:span text:style-name="T12">used for constant values in the program</text:span><text:span text:style-name="T13"/></text:p>
      <text:p text:style-name="P8"><text:span text:style-name="T13">double<text:tab/><text:tab/><text:tab/></text:span><text:span text:style-name="T14">used for variables and values that the user inputs</text:span><text:span text:style-name="T15"/></text:p>
      <text:p text:style-name="P8"><text:span text:style-name="T15">System.out.println<text:tab/><text:tab/></text:span><text:span text:style-name="T16">used to print things to the screen</text:span><text:span text:style-name="T17"/></text:p>
      <text:p text:style-name="P8"><text:span text:style-name="T18"/></text:p>
      <text:p text:style-name="P8"><text:span text:style-name="T19"/></text:p>
      <text:p text:style-name="P8"><text:span text:style-name="T20">Implementation</text:span></text:p>
      <text:p text:style-name="P8"><text:span text:style-name="T21">/*</text:span><text:span text:style-name="T22"/></text:p>
      <text:p text:style-name="P8"><text:span text:style-name="T23"><text:s/>* Max<text:s/></text:span><text:span text:style-name="T24">Rink</text:span><text:span text:style-name="T25"/></text:p>
      <text:p text:style-name="P8"><text:span text:style-name="T26"><text:s/>* ICS3U</text:span><text:span text:style-name="T27"/></text:p>
      <text:p text:style-name="P8"><text:span text:style-name="T28"><text:s/>* September 25</text:span><text:span text:style-name="T29"/></text:p>
      <text:p text:style-name="P8"><text:span text:style-name="T30"><text:s/>* prompts user for a<text:s/></text:span><text:span text:style-name="T31"/></text:p>
      <text:p text:style-name="P8"><text:span text:style-name="T32"><text:s/>*/</text:span><text:span text:style-name="T33"/></text:p>
      <text:p text:style-name="P8"><text:span text:style-name="T34">package</text:span><text:span text:style-name="T35"><text:s/>Lesson_3.CircleCircumference;</text:span><text:span text:style-name="T36"/></text:p>
      <text:p text:style-name="P8"><text:span text:style-name="T36"/></text:p>
      <text:p text:style-name="P8"><text:span text:style-name="T37">import</text:span><text:span text:style-name="T38"><text:s/>java.util.Scanner;</text:span><text:span text:style-name="T39"/></text:p>
      <text:p text:style-name="P8"><text:span text:style-name="T39"/></text:p>
      <text:p text:style-name="P8"><text:span text:style-name="T40">public</text:span><text:span text:style-name="T41"><text:s/></text:span><text:span text:style-name="T42">class</text:span><text:span text:style-name="T43"><text:s/>Lesson3CircleCircumference {</text:span><text:span text:style-name="T44"/></text:p>
      <text:p text:style-name="P8"><text:span text:style-name="T45"><text:tab/></text:span><text:span text:style-name="T46"/></text:p>
      <text:p text:style-name="P8"><text:span text:style-name="T47"><text:tab/></text:span><text:span text:style-name="T48">public</text:span><text:span text:style-name="T49"><text:s/></text:span><text:span text:style-name="T50">static</text:span><text:span text:style-name="T51"><text:s/></text:span><text:span text:style-name="T52">void</text:span><text:span text:style-name="T53"><text:s/>main(String[] args) {</text:span><text:span text:style-name="T54"/></text:p>
      <text:p text:style-name="P8"><text:span text:style-name="T55"><text:tab/><text:tab/></text:span><text:span text:style-name="T56">//<text:s/></text:span><text:span text:style-name="T57">TODO</text:span><text:span text:style-name="T58"><text:s/>Auto-generated method stub</text:span><text:span text:style-name="T59"/></text:p>
      <text:p text:style-name="P8"><text:span text:style-name="T60"><text:tab/><text:tab/></text:span><text:span text:style-name="T61"/></text:p>
      <text:p text:style-name="P8"><text:span text:style-name="T62"><text:tab/><text:tab/>Scanner input =<text:s/></text:span><text:span text:style-name="T63">new</text:span><text:span text:style-name="T64"><text:s/>Scanner(System.</text:span><text:span text:style-name="T65">in</text:span><text:span text:style-name="T66">);</text:span><text:span text:style-name="T67"/></text:p>
      <text:p text:style-name="P8"><text:span text:style-name="T68"><text:tab/><text:tab/></text:span><text:span text:style-name="T69"/></text:p>
      <text:p text:style-name="P8"><text:span text:style-name="T70"><text:tab/><text:tab/></text:span><text:span text:style-name="T71">final</text:span><text:span text:style-name="T72"><text:s/></text:span><text:span text:style-name="T73">double</text:span><text:span text:style-name="T74"><text:s/>twopi = 6.28318530718;</text:span><text:span text:style-name="T75"/></text:p>
      <text:p text:style-name="P8"><text:span text:style-name="T76"><text:tab/><text:tab/></text:span><text:span text:style-name="T77">double</text:span><text:span text:style-name="T78"><text:s/>radius;</text:span><text:span text:style-name="T79"/></text:p>
      <text:p text:style-name="P8"><text:span text:style-name="T80"><text:tab/><text:tab/></text:span><text:span text:style-name="T81">double</text:span><text:span text:style-name="T82"><text:s/>circumference;</text:span><text:span text:style-name="T83"/></text:p>
      <text:p text:style-name="P8"><text:span text:style-name="T84"><text:tab/><text:tab/></text:span><text:span text:style-name="T85"/></text:p>
      <text:p text:style-name="P8"><text:span text:style-name="T86"><text:tab/><text:tab/>System.</text:span><text:span text:style-name="T87">out</text:span><text:span text:style-name="T88">.println(</text:span><text:span text:style-name="T89">"Please enter the radius of a circle: "</text:span><text:span text:style-name="T90">);</text:span><text:span text:style-name="T91"/></text:p>
      <text:p text:style-name="P8"><text:span text:style-name="T92"><text:tab/><text:tab/>radius = input.nextInt();</text:span><text:span text:style-name="T93"/></text:p>
      <text:p text:style-name="P8"><text:span text:style-name="T94"><text:tab/><text:tab/>circumference = twopi*radius;</text:span><text:span text:style-name="T95"/></text:p>
      <text:p text:style-name="P8"><text:span text:style-name="T96"><text:tab/><text:tab/></text:span><text:span text:style-name="T97"/></text:p>
      <text:p text:style-name="P8"><text:span text:style-name="T98"><text:tab/><text:tab/>System.</text:span><text:span text:style-name="T99">out</text:span><text:span text:style-name="T100">.println(</text:span><text:span text:style-name="T101">"The Circumference of a circle with a radius of "</text:span><text:span text:style-name="T102"><text:s/>+ radius +<text:s/></text:span><text:span text:style-name="T103">" is "</text:span><text:span text:style-name="T104"><text:s/>+ circumference);</text:span><text:span text:style-name="T105"/></text:p>
      <text:p text:style-name="P8"><text:span text:style-name="T106"><text:tab/><text:tab/></text:span><text:span text:style-name="T107"/></text:p>
      <text:p text:style-name="P8"><text:span text:style-name="T108"><text:tab/><text:tab/></text:span><text:span text:style-name="T109"/></text:p>
      <text:p text:style-name="P8"><text:span text:style-name="T110"><text:tab/><text:tab/></text:span><text:span text:style-name="T111">if</text:span><text:span text:style-name="T112"><text:s/>(input !=<text:s/></text:span><text:span text:style-name="T113">null</text:span><text:span text:style-name="T114">){</text:span><text:span text:style-name="T115"/></text:p>
      <text:p text:style-name="P8"><text:span text:style-name="T116"><text:tab/><text:tab/><text:tab/>input.close();</text:span><text:span text:style-name="T117"/></text:p>
      <text:p text:style-name="P8"><text:span text:style-name="T118"><text:tab/><text:tab/>}</text:span><text:span text:style-name="T119"/></text:p>
      <text:p text:style-name="P8"><text:span text:style-name="T120"><text:tab/><text:tab/></text:span><text:span text:style-name="T121"/></text:p>
      <text:p text:style-name="P8"><text:span text:style-name="T122"><text:tab/>}</text:span><text:span text:style-name="T123"/></text:p>
      <text:p text:style-name="P8"><text:span text:style-name="T124">}</text:span><text:span text:style-name="T125"/></text:p>
      <text:p text:style-name="P8"><text:span text:style-name="T126"/></text:p>
      <text:p text:style-name="P8"><text:span text:style-name="T127">Testing and Debugging</text:span><text:span text:style-name="T128"/></text:p>
      <text:p text:style-name="P8"><text:span text:style-name="T128">No testing or debuging was necessary on this program</text:span></text:p>
      <text:p text:style-name="P8"><text:span text:style-name="T1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